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c511" officeooo:paragraph-rsid="001ac5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xisnachweise für die Ausbildung zum Freizeitpädagogen an der PH Baden:</text:p>
      <text:p text:style-name="P1"/>
      <text:p text:style-name="P1">Hospitationen:</text:p>
      <text:p text:style-name="P1"/>
      <text:p text:style-name="P1">151: NABE in dezentralen Partnerschulen (18 Stunden)</text:p>
      <text:p text:style-name="P1">153: Schul- und Unterrichtsbesuch (22 Schulstunden)</text:p>
      <text:p text:style-name="P1"/>
      <text:p text:style-name="P1">Praktika:</text:p>
      <text:p text:style-name="P1"/>
      <text:p text:style-name="P1">262: Schulveranstaltungen (6 Stunden)</text:p>
      <text:p text:style-name="P1">263: Schulprojektmitarbeit (6 Stunden)</text:p>
      <text:p text:style-name="P1">264: Sonderpädagogische Praxis (6 Stund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0:13:23.568000000</meta:creation-date>
    <dc:date>2017-02-20T10:17:12.560000000</dc:date>
    <meta:editing-duration>PT3M49S</meta:editing-duration>
    <meta:editing-cycles>1</meta:editing-cycles>
    <meta:document-statistic meta:table-count="0" meta:image-count="0" meta:object-count="0" meta:page-count="1" meta:paragraph-count="8" meta:word-count="38" meta:character-count="316" meta:non-whitespace-character-count="286"/>
    <meta:generator>LibreOffice/4.3.6.2$Windows_x86 LibreOffice_project/d50a87b2e514536ed401c18000dad4660b6a169e</meta:generator>
  </office:meta>
</office:document-meta>
</file>